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Y</text:p>
          </table:table-cell>
          <table:table-cell office:value-type="float" office:value="9" calcext:value-type="float">
            <text:p>9</text:p>
          </table:table-cell>
          <table:table-cell table:formula="of:=[.B4]/100" office:value-type="float" office:value="0.09" calcext:value-type="float">
            <text:p>0.09</text:p>
          </table:table-cell>
          <table:table-cell table:number-columns-repeated="2"/>
          <table:table-cell table:formula="of:=MOD([.B4];[.B5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formula="of:=[.B5]/100" office:value-type="float" office:value="0.05" calcext:value-type="float">
            <text:p>0.05</text:p>
          </table:table-cell>
          <table:table-cell table:formula="of:=2-[.C5]" office:value-type="float" office:value="1.95" calcext:value-type="float">
            <text:p>1.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ep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Y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rem</text:p>
          </table:table-cell>
        </table:table-row>
        <table:table-row table:style-name="ro1">
          <table:table-cell office:value-type="string" calcext:value-type="string">
            <text:p>step1</text:p>
          </table:table-cell>
          <table:table-cell table:formula="of:=[.C4]*[.D5]" office:value-type="float" office:value="0.1755" calcext:value-type="float">
            <text:p>0.1755</text:p>
          </table:table-cell>
          <table:table-cell table:formula="of:=[.C5]*[.D5]" office:value-type="float" office:value="0.0975" calcext:value-type="float">
            <text:p>0.0975</text:p>
          </table:table-cell>
          <table:table-cell table:formula="of:=2-[.C8]" office:value-type="float" office:value="1.9025" calcext:value-type="float">
            <text:p>1.9025</text:p>
          </table:table-cell>
          <table:table-cell/>
          <table:table-cell table:formula="of:=([.B9]-1)*[.B5]" office:value-type="float" office:value="-3.33055625" calcext:value-type="float">
            <text:p>-3.33055625</text:p>
          </table:table-cell>
        </table:table-row>
        <table:table-row table:style-name="ro1">
          <table:table-cell office:value-type="string" calcext:value-type="string">
            <text:p>step2</text:p>
          </table:table-cell>
          <table:table-cell table:formula="of:=[.B8]*[.D8]" office:value-type="float" office:value="0.33388875" calcext:value-type="float">
            <text:p>0.33388875</text:p>
          </table:table-cell>
          <table:table-cell table:formula="of:=[.C8]*[.D8]" office:value-type="float" office:value="0.18549375" calcext:value-type="float">
            <text:p>0.18549375</text:p>
          </table:table-cell>
          <table:table-cell table:formula="of:=2-[.C9]" office:value-type="float" office:value="1.81450625" calcext:value-type="float">
            <text:p>1.81450625</text:p>
          </table:table-cell>
          <table:table-cell/>
          <table:table-cell table:formula="of:=([.B10]-1)*[.B5]" office:value-type="float" office:value="-1.97078388160156" calcext:value-type="float">
            <text:p>-1.97078388160156</text:p>
          </table:table-cell>
        </table:table-row>
        <table:table-row table:style-name="ro1">
          <table:table-cell office:value-type="string" calcext:value-type="string">
            <text:p>step3</text:p>
          </table:table-cell>
          <table:table-cell table:formula="of:=[.B9]*[.D9]" office:value-type="float" office:value="0.605843223679688" calcext:value-type="float">
            <text:p>0.605843223679688</text:p>
          </table:table-cell>
          <table:table-cell table:formula="of:=[.C9]*[.D9]" office:value-type="float" office:value="0.336579568710937" calcext:value-type="float">
            <text:p>0.336579568710937</text:p>
          </table:table-cell>
          <table:table-cell table:formula="of:=2-[.C10]" office:value-type="float" office:value="1.66342043128906" calcext:value-type="float">
            <text:p>1.66342043128906</text:p>
          </table:table-cell>
          <table:table-cell/>
          <table:table-cell table:formula="of:=([.B11]-1)*[.B7]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step4</text:p>
          </table:table-cell>
          <table:table-cell table:formula="of:=[.B10]*[.D10]" office:value-type="float" office:value="1.00777199642682" calcext:value-type="float">
            <text:p>1.00777199642682</text:p>
          </table:table-cell>
          <table:table-cell table:formula="of:=[.C10]*[.D10]" office:value-type="float" office:value="0.559873331348234" calcext:value-type="float">
            <text:p>0.559873331348234</text:p>
          </table:table-cell>
          <table:table-cell table:formula="of:=2-[.C11]" office:value-type="float" office:value="1.44012666865177" calcext:value-type="float">
            <text:p>1.44012666865177</text:p>
          </table:table-cell>
          <table:table-cell/>
          <table:table-cell table:formula="of:=([.B12]-1)*[.B8]" office:value-type="float" office:value="0.0792065420595595" calcext:value-type="float">
            <text:p>0.07920654205956</text:p>
          </table:table-cell>
        </table:table-row>
        <table:table-row table:style-name="ro1">
          <table:table-cell office:value-type="string" calcext:value-type="string">
            <text:p>step5</text:p>
          </table:table-cell>
          <table:table-cell table:formula="of:=[.B11]*[.D11]" office:value-type="float" office:value="1.4513193279747" calcext:value-type="float">
            <text:p>1.4513193279747</text:p>
          </table:table-cell>
          <table:table-cell table:formula="of:=[.C11]*[.D11]" office:value-type="float" office:value="0.806288515541499" calcext:value-type="float">
            <text:p>0.806288515541499</text:p>
          </table:table-cell>
          <table:table-cell table:formula="of:=2-[.C12]" office:value-type="float" office:value="1.1937114844585" calcext:value-type="float">
            <text:p>1.1937114844585</text:p>
          </table:table-cell>
          <table:table-cell/>
          <table:table-cell table:formula="of:=([.B13]-1)*[.B9]" office:value-type="float" office:value="0.244559001715154" calcext:value-type="float">
            <text:p>0.244559001715154</text:p>
          </table:table-cell>
        </table:table-row>
        <table:table-row table:style-name="ro1">
          <table:table-cell office:value-type="string" calcext:value-type="string">
            <text:p>step6</text:p>
          </table:table-cell>
          <table:table-cell table:formula="of:=[.B12]*[.D12]" office:value-type="float" office:value="1.73245654941999" calcext:value-type="float">
            <text:p>1.73245654941999</text:p>
          </table:table-cell>
          <table:table-cell table:formula="of:=[.C12]*[.D12]" office:value-type="float" office:value="0.962475860788884" calcext:value-type="float">
            <text:p>0.962475860788884</text:p>
          </table:table-cell>
          <table:table-cell table:formula="of:=2-[.C13]" office:value-type="float" office:value="1.03752413921112" calcext:value-type="float">
            <text:p>1.03752413921112</text:p>
          </table:table-cell>
          <table:table-cell/>
          <table:table-cell table:formula="of:=([.B14]-1)*[.B10]" office:value-type="float" office:value="0.483139063330405" calcext:value-type="float">
            <text:p>0.483139063330405</text:p>
          </table:table-cell>
        </table:table-row>
        <table:table-row table:style-name="ro1">
          <table:table-cell office:value-type="string" calcext:value-type="string">
            <text:p>step7</text:p>
          </table:table-cell>
          <table:table-cell table:formula="of:=[.B13]*[.D13]" office:value-type="float" office:value="1.79746549015764" calcext:value-type="float">
            <text:p>1.79746549015764</text:p>
          </table:table-cell>
          <table:table-cell table:formula="of:=[.C13]*[.D13]" office:value-type="float" office:value="0.998591938976465" calcext:value-type="float">
            <text:p>0.998591938976465</text:p>
          </table:table-cell>
          <table:table-cell table:formula="of:=2-[.C14]" office:value-type="float" office:value="1.00140806102354" calcext:value-type="float">
            <text:p>1.00140806102354</text:p>
          </table:table-cell>
          <table:table-cell/>
          <table:table-cell table:formula="of:=([.B14]-1)*[.B5]" office:value-type="float" office:value="3.98732745078818" calcext:value-type="float">
            <text:p>3.98732745078818</text:p>
          </table:table-cell>
        </table:table-row>
        <table:table-row table:style-name="ro1">
          <table:table-cell office:value-type="string" calcext:value-type="string">
            <text:p>step8</text:p>
          </table:table-cell>
          <table:table-cell table:formula="of:=[.B14]*[.D14]" office:value-type="float" office:value="1.79999643125548" calcext:value-type="float">
            <text:p>1.79999643125548</text:p>
          </table:table-cell>
          <table:table-cell table:formula="of:=[.C14]*[.D14]" office:value-type="float" office:value="0.999998017364154" calcext:value-type="float">
            <text:p>0.999998017364154</text:p>
          </table:table-cell>
          <table:table-cell table:formula="of:=2-[.C15]" office:value-type="float" office:value="1.00000198263585" calcext:value-type="float">
            <text:p>1.00000198263585</text:p>
          </table:table-cell>
          <table:table-cell/>
          <table:table-cell table:formula="of:=([.B15]-1)*[.B5]" office:value-type="float" office:value="3.99998215627739" calcext:value-type="float">
            <text:p>3.99998215627739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float" office:value="4265" calcext:value-type="float">
            <text:p>4265</text:p>
          </table:table-cell>
          <table:table-cell office:value-type="float" office:value="445457" calcext:value-type="float">
            <text:p>445457</text:p>
          </table:table-cell>
          <table:table-cell office:value-type="float" office:value="0.000001" calcext:value-type="float">
            <text:p>1E-06</text:p>
          </table:table-cell>
          <table:table-cell table:formula="of:=2-([.D19]*[.C19])" office:value-type="float" office:value="1.554543" calcext:value-type="float">
            <text:p>1.554543</text:p>
          </table:table-cell>
          <table:table-cell/>
        </table:table-row>
        <table:table-row table:style-name="ro1">
          <table:table-cell/>
          <table:table-cell table:formula="of:=[.B19]*[.D19]" office:value-type="float" office:value="0.004265" calcext:value-type="float">
            <text:p>0.004265</text:p>
          </table:table-cell>
          <table:table-cell table:formula="of:=[.C19]*[.D19]" office:value-type="float" office:value="0.445457" calcext:value-type="float">
            <text:p>0.445457</text:p>
          </table:table-cell>
          <table:table-cell/>
          <table:table-cell table:formula="of:=2-([.C20]*[.E19])" office:value-type="float" office:value="1.307517938849" calcext:value-type="float">
            <text:p>1.3075179388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B20]*[.E19]" office:value-type="float" office:value="0.006630125895" calcext:value-type="float">
            <text:p>0.006630125895</text:p>
          </table:table-cell>
          <table:table-cell table:formula="of:=[.C20]*[.E19]" office:value-type="float" office:value="0.692482061151" calcext:value-type="float">
            <text:p>0.692482061151</text:p>
          </table:table-cell>
          <table:table-cell/>
          <table:table-cell table:formula="of:=2-([.C21]*[.E20])" office:value-type="float" office:value="1.09456728271394" calcext:value-type="float">
            <text:p>1.0945672827139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21]*[.E20]" office:value-type="float" office:value="0.00866900854453978" calcext:value-type="float">
            <text:p>0.00866900854454</text:p>
          </table:table-cell>
          <table:table-cell table:formula="of:=[.C21]*[.E20]" office:value-type="float" office:value="0.905432717286063" calcext:value-type="float">
            <text:p>0.905432717286063</text:p>
          </table:table-cell>
          <table:table-cell/>
          <table:table-cell table:formula="of:=2-([.C22]*[.E21])" office:value-type="float" office:value="1.0089429709599" calcext:value-type="float">
            <text:p>1.008942970959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22]*[.E21]" office:value-type="float" office:value="0.00948881312642081" calcext:value-type="float">
            <text:p>0.009488813126421</text:p>
          </table:table-cell>
          <table:table-cell table:formula="of:=[.C22]*[.E21]" office:value-type="float" office:value="0.991057029040102" calcext:value-type="float">
            <text:p>0.991057029040102</text:p>
          </table:table-cell>
          <table:table-cell/>
          <table:table-cell table:formula="of:=2-([.C23]*[.E22])" office:value-type="float" office:value="1.00007997672959" calcext:value-type="float">
            <text:p>1.000079976729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23]*[.E22]" office:value-type="float" office:value="0.00957367130665429" calcext:value-type="float">
            <text:p>0.009573671306654</text:p>
          </table:table-cell>
          <table:table-cell table:formula="of:=[.C23]*[.E22]" office:value-type="float" office:value="0.99992002327041" calcext:value-type="float">
            <text:p>0.99992002327041</text:p>
          </table:table-cell>
          <table:table-cell/>
          <table:table-cell table:formula="of:=2-([.C24]*[.E23])" office:value-type="float" office:value="1.00000000639628" calcext:value-type="float">
            <text:p>1.0000000063962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24]*[.E23]" office:value-type="float" office:value="0.00957443697757556" calcext:value-type="float">
            <text:p>0.009574436977576</text:p>
          </table:table-cell>
          <table:table-cell table:formula="of:=[.C24]*[.E23]" office:value-type="float" office:value="0.999999993603723" calcext:value-type="float">
            <text:p>0.999999993603723</text:p>
          </table:table-cell>
          <table:table-cell/>
          <table:table-cell table:formula="of:=2-([.C25]*[.E24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25]*[.E24]" office:value-type="float" office:value="0.00957443703881632" calcext:value-type="float">
            <text:p>0.009574437038816</text:p>
          </table:table-cell>
          <table:table-cell table:formula="of:=[.C25]*[.E24]" office:value-type="float" office:value="1" calcext:value-type="float">
            <text:p>1</text:p>
          </table:table-cell>
          <table:table-cell/>
          <table:table-cell table:formula="of:=2-([.C26]*[.E2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26]*[.E25]" office:value-type="float" office:value="0.00957443703881632" calcext:value-type="float">
            <text:p>0.009574437038816</text:p>
          </table:table-cell>
          <table:table-cell table:formula="of:=[.C26]*[.E25]" office:value-type="float" office:value="1" calcext:value-type="float">
            <text:p>1</text:p>
          </table:table-cell>
          <table:table-cell/>
          <table:table-cell table:formula="of:=2-([.C27]*[.E26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B27]*[.E26]" office:value-type="float" office:value="0.00957443703881632" calcext:value-type="float">
            <text:p>0.009574437038816</text:p>
          </table:table-cell>
          <table:table-cell table:formula="of:=[.C27]*[.E26]" office:value-type="float" office:value="1" calcext:value-type="float">
            <text:p>1</text:p>
          </table:table-cell>
          <table:table-cell/>
          <table:table-cell table:formula="of:=2-([.C28]*[.E27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B28]*[.E27]" office:value-type="float" office:value="0.00957443703881632" calcext:value-type="float">
            <text:p>0.009574437038816</text:p>
          </table:table-cell>
          <table:table-cell table:formula="of:=[.C28]*[.E27]" office:value-type="float" office:value="1" calcext:value-type="float">
            <text:p>1</text:p>
          </table:table-cell>
          <table:table-cell/>
          <table:table-cell table:formula="of:=2-([.C29]*[.E28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B29]*[.E28]" office:value-type="float" office:value="0.00957443703881632" calcext:value-type="float">
            <text:p>0.009574437038816</text:p>
          </table:table-cell>
          <table:table-cell table:formula="of:=[.C29]*[.E28]" office:value-type="float" office:value="1" calcext:value-type="float">
            <text:p>1</text:p>
          </table:table-cell>
          <table:table-cell/>
          <table:table-cell table:formula="of:=2-([.C30]*[.E29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B30]*[.E29]" office:value-type="float" office:value="0.00957443703881632" calcext:value-type="float">
            <text:p>0.009574437038816</text:p>
          </table:table-cell>
          <table:table-cell table:formula="of:=[.C30]*[.E29]" office:value-type="float" office:value="1" calcext:value-type="float">
            <text:p>1</text:p>
          </table:table-cell>
          <table:table-cell/>
          <table:table-cell table:formula="of:=2-([.C31]*[.E30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B31]*[.E30]" office:value-type="float" office:value="0.00957443703881632" calcext:value-type="float">
            <text:p>0.009574437038816</text:p>
          </table:table-cell>
          <table:table-cell table:formula="of:=[.C31]*[.E30]" office:value-type="float" office:value="1" calcext:value-type="float">
            <text:p>1</text:p>
          </table:table-cell>
          <table:table-cell/>
          <table:table-cell table:formula="of:=2-([.C32]*[.E3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B32]*[.E31]" office:value-type="float" office:value="0.00957443703881632" calcext:value-type="float">
            <text:p>0.009574437038816</text:p>
          </table:table-cell>
          <table:table-cell table:formula="of:=[.C32]*[.E31]" office:value-type="float" office:value="1" calcext:value-type="float">
            <text:p>1</text:p>
          </table:table-cell>
          <table:table-cell/>
          <table:table-cell table:formula="of:=2-([.C33]*[.E32])"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JP Regular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8">00/00/0000</text:date>, <text:time style:data-style-name="N2" text:time-value="23:05:13.102135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4T10:11:51.348111029</meta:creation-date>
    <dc:date>2021-01-08T23:23:13.292983198</dc:date>
    <meta:editing-duration>PT5H48M56S</meta:editing-duration>
    <meta:editing-cycles>5</meta:editing-cycles>
    <meta:generator>LibreOffice/7.0.4.2$Linux_X86_64 LibreOffice_project/dcf040e67528d9187c66b2379df5ea4407429775</meta:generator>
    <meta:document-statistic meta:table-count="1" meta:cell-count="112" meta:object-count="0"/>
  </office:meta>
</office:document-meta>
</file>